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a52" officeooo:paragraph-rsid="00146a52"/>
    </style:style>
    <style:style style:name="P2" style:family="paragraph" style:parent-style-name="Standard">
      <style:text-properties officeooo:rsid="00160042" officeooo:paragraph-rsid="00160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xoooooooooooooooooooooooo</text:p>
      <text:p text:style-name="P1"/>
      <text:p text:style-name="P1"/>
      <text:p text:style-name="P1"/>
      <text:p text:style-name="P2">hola buenos di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3:27:23.265239499</meta:creation-date>
    <dc:date>2026-02-24T13:30:57.221132107</dc:date>
    <meta:editing-duration>PT1M26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1" meta:paragraph-count="2" meta:word-count="4" meta:character-count="43" meta:non-whitespace-character-count="41"/>
  </office:meta>
</office:document-meta>
</file>